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0000" draw:textarea-horizontal-align="justify" draw:textarea-vertical-align="top" draw:auto-grow-height="false" fo:min-height="5.455cm" fo:min-width="6.612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6.612cm"/>
    </style:style>
    <style:style style:name="gr4" style:family="graphic" style:parent-style-name="standard">
      <style:graphic-properties draw:stroke="solid" svg:stroke-width="0.106cm" svg:stroke-color="#99ccff" draw:marker-start-width="0.359cm" draw:marker-end-width="0.359cm" draw:fill="none" draw:fill-color="#ffffff" draw:textarea-horizontal-align="left" draw:auto-grow-height="true" draw:auto-grow-width="true" fo:min-height="0cm" fo:min-width="0cm" fo:padding-top="0.178cm" fo:padding-bottom="0.178cm" fo:padding-left="0.303cm" fo:padding-right="0.30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5.559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QO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Libraries &amp; Modul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draw:frame presentation:style-name="pr1" draw:layer="layout" svg:width="25.199cm" svg:height="3.506cm" svg:x="1.4cm" svg:y="0.837cm" presentation:class="title">
          <draw:text-box>
            <text:p>Three types of file that make up software</text:p>
          </draw:text-box>
        </draw:frame>
        <draw:frame presentation:style-name="pr4" draw:layer="layout" svg:width="12.297cm" svg:height="5.809cm" svg:x="1.4cm" svg:y="4.914cm" presentation:class="outline">
          <draw:text-box>
            <text:list text:style-name="L3">
              <text:list-item>
                <text:p>Static Library</text:p>
              </text:list-item>
            </text:list>
          </draw:text-box>
        </draw:frame>
        <draw:frame presentation:style-name="pr4" draw:layer="layout" svg:width="12.297cm" svg:height="5.809cm" svg:x="1.4cm" svg:y="11.276cm" presentation:class="outline">
          <draw:text-box>
            <text:list text:style-name="L3">
              <text:list-item>
                <text:p>Dynamic Library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3">
              <text:list-item>
                <text:p>Execu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Static Libra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 unit of pure binary code. <text:line-break/>It cannot be loaded or executed on it’s own.<text:line-break/>It’s just a pile of compiled functions and classes waiting to form part of something else.</text:p>
              </text:list-item>
              <text:list-item>
                <text:p>Identified by .lib extension – e.g. QORModule.lib</text:p>
              </text:list-item>
              <text:list-item>
                <text:p>Every QOR Static Library has one public global nsCodeQOR::ClibraryBase object which names the library.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Dynamic Libra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 loadable library of compiled code.<text:line-break/>May be constructed of zero or more Static Libraries.<text:line-break/>May have Load-time and Run-time dependencies on other Dynamic Libraries.<text:line-break/>May not be executed on its own. Must be loaded into a process.</text:p>
              </text:list-item>
              <text:list-item>
                <text:p>Identified by .dll or .so extension</text:p>
              </text:list-item>
              <text:list-item>
                <text:p>A QOR Dynamic Library exposes standard entry points:<text:line-break/>QORInit – Called after loading to initialize the module.<text:line-break/>QORidentity – Provides a globally unique identifier for the module.<text:line-break/>ThisModule – Provides an nsCodeQOR::CLoadableModule object representing the Dynamic Library instance.<text:line-break/>ThisModuleVersion – Provides a date and time based version str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Executab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The main binary file of an Application<text:line-break/>May be made up of zero or more Static Libraries.<text:line-break/>May be Load-time and Run-time dependent on Dynamic Libraries.<text:line-break/>Can be loaded and executed to create a Process.</text:p>
              </text:list-item>
              <text:list-item>
                <text:p>Identified by a .exe or blank extension</text:p>
              </text:list-item>
              <text:list-item>
                <text:p>A QOR Executable always includes a set of QOR Static Libraries and is Load-time dependent on a set of QOR Dynamic Librari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draw:custom-shape draw:style-name="gr2" draw:text-style-name="P3" draw:layer="layout" svg:width="7.112cm" svg:height="5.705cm" svg:x="4.619cm" svg:y="5.588cm">
          <text:p text:style-name="P2">CodeQORTest.exe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custom-shape draw:style-name="gr3" draw:text-style-name="P2" draw:layer="layout" svg:width="7.112cm" svg:height="1.27cm" svg:x="4.619cm" svg:y="9.398cm">
          <text:p text:style-name="P2">QORModule.lib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112cm" svg:height="1.27cm" svg:x="4.619cm" svg:y="6.858cm">
          <text:p text:style-name="P2">WinUsrExeBoot.lib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112cm" svg:height="1.27cm" svg:x="4.619cm" svg:y="8.128cm">
          <text:p text:style-name="P2">WinCmpSupQORVC.lib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3.604cm" svg:height="5.334cm" svg:x="13.462cm" svg:y="5.588cm">
          <draw:text-box>
            <text:p>A QOR Executable containing:-<text:line-break/><text:line-break/>Provides entry point for a Windows application<text:line-break/><text:line-break/>Provides Visual C++ Compiler support<text:line-break/><text:line-break/>Provides QOR Module base implement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5T22:27:10.986000000</meta:creation-date>
    <dc:date>2017-08-26T09:54:50.631000000</dc:date>
    <meta:editing-duration>PT10H13M3S</meta:editing-duration>
    <meta:editing-cycles>1</meta:editing-cycles>
    <meta:document-statistic meta:object-count="51"/>
    <meta:generator>LibreOffice/5.1.4.2$Windows_x86 LibreOffice_project/f99d75f39f1c57ebdd7ffc5f42867c12031db97a</meta:generator>
  </office:meta>
</office:document-meta>
</file>